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61">
            <text:p>2,161</text:p>
          </table:table-cell>
          <table:table-cell table:style-name="ce22" office:value-type="float" office:value="586">
            <text:p>58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21">
            <text:p>1,121</text:p>
          </table:table-cell>
          <table:table-cell table:style-name="ce23" office:value-type="float" office:value="565">
            <text:p>56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31">
            <text:p>1731</text:p>
          </table:table-cell>
          <table:table-cell table:style-name="ce22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4">
            <text:p>174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464">
            <text:p>6,464</text:p>
          </table:table-cell>
          <table:table-cell table:style-name="ce22" office:value-type="float" office:value="1886">
            <text:p>188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8">
            <text:p>1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789">
            <text:p>78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07">
            <text:p>807</text:p>
          </table:table-cell>
          <table:table-cell table:style-name="ce23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38">
            <text:p>223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29">
            <text:p>342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91">
            <text:p>691</text:p>
          </table:table-cell>
          <table:table-cell table:style-name="ce23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31">
            <text:p>9531</text:p>
          </table:table-cell>
          <table:table-cell table:style-name="ce22" office:value-type="float" office:value="819">
            <text:p>8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483">
            <text:p>17483</text:p>
          </table:table-cell>
          <table:table-cell table:style-name="ce22" office:value-type="float" office:value="2228">
            <text:p>22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947">
            <text:p>23947</text:p>
          </table:table-cell>
          <table:table-cell table:style-name="ce22" office:value-type="float" office:value="4114">
            <text:p>41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